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46b883"/>
    </style:style>
    <style:style style:name="P2" style:family="paragraph" style:parent-style-name="Text_20_body">
      <style:text-properties fo:font-size="14pt" fo:font-weight="normal" officeooo:paragraph-rsid="0046b883" style:font-size-asian="14pt" style:font-weight-asian="normal" style:font-size-complex="14pt" style:font-weight-complex="normal"/>
    </style:style>
    <style:style style:name="P3" style:family="paragraph" style:parent-style-name="Text_20_body">
      <loext:graphic-properties draw:fill-hatch-name="hatch"/>
      <style:paragraph-properties fo:margin-top="0cm" fo:margin-bottom="0.75cm" style:contextual-spacing="false" fo:line-height="200%" fo:break-before="page"/>
      <style:text-properties fo:font-size="14pt" officeooo:paragraph-rsid="0046b883" style:font-size-asian="14pt" style:font-size-complex="14pt"/>
    </style:style>
    <style:style style:name="P4" style:family="paragraph" style:parent-style-name="Text_20_body">
      <loext:graphic-properties draw:fill-hatch-name="hatch"/>
      <style:paragraph-properties fo:margin-top="0cm" fo:margin-bottom="0.75cm" style:contextual-spacing="false" fo:line-height="200%"/>
      <style:text-properties officeooo:paragraph-rsid="0047d641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7d641"/>
    </style:style>
    <style:style style:name="P6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7" style:family="paragraph" style:parent-style-name="Text_20_body" style:list-style-name="L1">
      <loext:graphic-properties draw:fill-hatch-name="hatch"/>
      <style:paragraph-properties fo:margin-top="0cm" fo:margin-bottom="0.75cm" style:contextual-spacing="false" fo:line-height="100%"/>
      <style:text-properties fo:font-size="14pt" officeooo:rsid="00495328" officeooo:paragraph-rsid="00495328" style:font-size-asian="14pt" style:font-size-complex="14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7d641" style:font-size-asian="14pt" style:font-size-complex="14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fe488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1c3ee7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1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fo:font-weight="bold" officeooo:rsid="0025b437" style:font-weight-asian="bold" style:font-weight-complex="bold"/>
    </style:style>
    <style:style style:name="T2" style:family="text">
      <style:text-properties officeooo:rsid="0025b437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officeooo:rsid="0047d641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47d641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49637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95328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13" style:family="text">
      <style:text-properties officeooo:rsid="003f303a"/>
    </style:style>
    <style:style style:name="T14" style:family="text">
      <style:text-properties officeooo:rsid="0047d641"/>
    </style:style>
    <style:style style:name="T15" style:family="text">
      <style:text-properties fo:font-weight="bold" officeooo:rsid="002fe488" style:font-weight-asian="bold" style:font-weight-complex="bold"/>
    </style:style>
    <style:style style:name="T16" style:family="text">
      <style:text-properties officeooo:rsid="0049532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officeooo:rsid="0042820b" style:font-size-asian="14pt" style:font-size-complex="14pt"/>
    </style:style>
    <style:style style:name="T20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 to Worship (Psalm 36:5-9) / Opening prayer (Douglas M)</text:p>
      <text:p text:style-name="P1">Praise: When all Your mercies, O my God (Rej 47)</text:p>
      <text:p text:style-name="P1">Bible Reading: 2 Corinthians 11:1-15 <text:s/>(Pam W)</text:p>
      <text:p text:style-name="P1">Announcements (John A)</text:p>
      <text:p text:style-name="P1">Sunday School / Presentation (Mook L)</text:p>
      <text:p text:style-name="P1">Praise: Come Behold the Wondrous Mystery</text:p>
      <text:p text:style-name="P1">Prayer for the church and the world  (Jan F)</text:p>
      <text:p text:style-name="P1">Bible reading: 1 John 2:18-27; 4:1-6 (JA)</text:p>
      <text:p text:style-name="P1">Praise: Blessed Jesus at Your Word (Rej 253) (offering)</text:p>
      <text:p text:style-name="P1">Sermon: “MAKING THE GOOD CONFESSION” (DM)</text:p>
      <text:p text:style-name="P1">Praise: O Church Arise</text:p>
      <text:p text:style-name="P1">Benediction (DM)</text:p>
      <text:p text:style-name="P1"/>
      <text:p text:style-name="P1">Sermon Outline</text:p>
      <text:p text:style-name="P1">“MAKING THE GOOD CONFESSION ” <text:s/>(1 John 4:1-6)</text:p>
      <text:p text:style-name="P1">Introduction</text:p>
      <text:p text:style-name="P1">Testing the prophets</text:p>
      <text:p text:style-name="P1">The true Prophet Jesus Christ</text:p>
      <text:p text:style-name="P1">Overcoming the false prophet</text:p>
      <text:p text:style-name="P1">The World and the Church</text:p>
      <text:p text:style-name="P1">Conclusion</text:p>
      <text:p text:style-name="P2"/>
      <text:p text:style-name="P3"><text:span text:style-name="T1">Call to Worship</text:span><text:span text:style-name="T2"> Psalm 36:5-9 Opening prayer (Douglas M)</text:span></text:p>
      <text:p text:style-name="P4"><text:span text:style-name="T3">Praise: </text:span><text:span text:style-name="Emphasis"><text:span text:style-name="T4">When all Your mercies, O my God (Rej 47)</text:span></text:span></text:p>
      <text:p text:style-name="P4"><text:span text:style-name="T5">Bible Reading:</text:span><text:span text:style-name="T6"> 2 Corinthians 11:1-15 <text:s/>(Pam W)</text:span></text:p>
      <text:p text:style-name="P5"><text:span text:style-name="T5">A</text:span><text:span text:style-name="T3">nnouncements</text:span><text:span text:style-name="T7"> (John A)</text:span></text:p>
      <text:list text:style-name="L1">
        <text:list-item>
          <text:p text:style-name="P6">Morning Tea after the service</text:p>
        </text:list-item>
        <text:list-item>
          <text:p text:style-name="P7">Carols on the Lawn <text:span text:style-name="T8">next week!!</text:span></text:p>
        </text:list-item>
      </text:list>
      <text:p text:style-name="P8"><text:span text:style-name="T9">Sunday School </text:span><text:span text:style-name="T10">&amp; Presentation</text:span><text:span text:style-name="T9">:</text:span><text:span text:style-name="T11"> (Mook L)</text:span></text:p>
      <text:p text:style-name="P9"><text:span text:style-name="T9">Praise: </text:span><text:span text:style-name="T12">Come Behold the Wondrous Mystery</text:span></text:p>
      <text:p text:style-name="P10"><text:span text:style-name="T9">Prayer for the church and the world:</text:span> (<text:span text:style-name="T13">J</text:span><text:span text:style-name="T14">an F</text:span>)</text:p>
      <text:p text:style-name="P10"><text:span text:style-name="T15">B</text:span><text:span text:style-name="T9">ible Reading:</text:span> 1 John 2:18-27; 4:1-6 (J<text:span text:style-name="T16">ohn </text:span>A)</text:p>
      <text:p text:style-name="P11"><text:span text:style-name="T9">Praise:</text:span> <text:span text:style-name="T17">Blessed Jesus at Your Word</text:span> (Rej 253) (offering)</text:p>
      <text:p text:style-name="P12"><text:span text:style-name="T3">Sermon:</text:span><text:span text:style-name="T7"> </text:span>“MAKING THE GOOD CONFESSION” (DM)</text:p>
      <text:p text:style-name="P13"><text:span text:style-name="T3">Praise:</text:span><text:span text:style-name="T7"> </text:span><text:span text:style-name="T18">O Church Arise</text:span></text:p>
      <text:p text:style-name="P14"><text:span text:style-name="T9">Benediction</text:span> (<text:span text:style-name="T16">DM</text:span>)</text:p>
      <text:p text:style-name="P15"/>
      <text:p text:style-name="P16"><text:span text:style-name="T19">[</text:span><text:span text:style-name="T20">Rej! 47</text:span><text:span text:style-name="T19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95328"/>
    </style:style>
    <style:style style:name="MT2" style:family="text">
      <style:text-properties officeooo:rsid="0048c86c"/>
    </style:style>
    <style:style style:name="MT3" style:family="text">
      <style:text-properties officeooo:rsid="0046b883"/>
    </style:style>
    <style:style style:name="MT4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8th</text:span> <text:span text:style-name="MT1">Dec</text:span><text:span text:style-name="MT2">em</text:span><text:span text:style-name="MT3">ber</text:span> 202<text:span text:style-name="MT4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12-07T20:10:44.480576789</dc:date>
    <meta:editing-duration>PT5H21M3S</meta:editing-duration>
    <meta:editing-cycles>40</meta:editing-cycles>
    <meta:generator>LibreOffice/24.8.3.2$Linux_X86_64 LibreOffice_project/e14c9fdd1f585efcbb2c5363087a99d20928d522</meta:generator>
    <meta:print-date>2024-02-03T21:06:33.278074986</meta:print-date>
    <meta:document-statistic meta:table-count="0" meta:image-count="0" meta:object-count="0" meta:page-count="3" meta:paragraph-count="36" meta:word-count="208" meta:character-count="1227" meta:non-whitespace-character-count="1053"/>
  </office:meta>
</office:document-meta>
</file>